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2" style:family="graphic" style:parent-style-name="standard">
      <style:graphic-properties draw:fill-color="#5983b0" draw:textarea-horizontal-align="justify" draw:textarea-vertical-align="middle" draw:auto-grow-height="false" fo:min-height="0.5cm" fo:min-width="17cm"/>
      <style:paragraph-properties style:writing-mode="lr-tb"/>
    </style:style>
    <style:style style:name="gr3" style:family="graphic" style:parent-style-name="standard">
      <style:graphic-properties draw:fill-color="#5983b0" draw:textarea-horizontal-align="justify" draw:textarea-vertical-align="middle" draw:auto-grow-height="false" fo:min-height="0.5cm" fo:min-width="16.25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5983b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frame draw:style-name="gr1" draw:text-style-name="P1" draw:layer="layout" svg:width="10.75cm" svg:height="1.25cm" svg:x="4.5cm" svg:y="3.5cm">
          <draw:text-box>
            <text:p>Data Layers in MultiMachineBuilder</text:p>
          </draw:text-box>
        </draw:frame>
      </draw:page>
      <draw:page draw:name="page2" draw:style-name="dp1" draw:master-page-name="Domyślny">
        <draw:custom-shape draw:style-name="gr2" draw:text-style-name="P3" draw:layer="layout" svg:width="17.5cm" svg:height="0.75cm" svg:x="1.75cm" svg:y="1.75cm">
          <text:p text:style-name="P2">Universe data layers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6.75cm" svg:height="0.75cm" svg:x="2.5cm" svg:y="2.5cm">
          <text:p text:style-name="P2">MOST IMPORTANT: Main world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6.75cm" svg:height="0.75cm" svg:x="2.5cm" svg:y="3.25cm">
          <text:p text:style-name="P2">Additional maps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6.75cm" svg:height="0.75cm" svg:x="2.5cm" svg:y="4cm">
          <text:p text:style-name="P2">Additional maps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omyślny">
        <draw:custom-shape draw:style-name="gr2" draw:text-style-name="P3" draw:layer="layout" svg:width="17.5cm" svg:height="0.75cm" svg:x="1.75cm" svg:y="1.75cm">
          <text:p text:style-name="P2">World data layers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6.75cm" svg:height="0.75cm" svg:x="2.5cm" svg:y="2.5cm">
          <text:p text:style-name="P2">MOST IMPORTANT: Main map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6.75cm" svg:height="0.75cm" svg:x="2.5cm" svg:y="3.25cm">
          <text:p text:style-name="P2">IMPORTANT: Player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6.75cm" svg:height="0.75cm" svg:x="2.5cm" svg:y="4cm">
          <text:p text:style-name="P2">Visual objects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6.75cm" svg:height="0.75cm" svg:x="2.5cm" svg:y="4.75cm">
          <text:p text:style-name="P2">Visual object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9-24T10:16:58.612000000</meta:creation-date>
    <dc:date>2022-09-24T11:52:23.433000000</dc:date>
    <meta:editing-duration>PT1H25M14S</meta:editing-duration>
    <meta:editing-cycles>1</meta:editing-cycles>
    <meta:document-statistic meta:object-count="10"/>
    <meta:generator>LibreOffice/7.2.4.1$Windows_X86_64 LibreOffice_project/27d75539669ac387bb498e35313b970b7fe9c4f9</meta:generator>
  </office:meta>
</office:document-meta>
</file>